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1">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1">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1">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1">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1">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1">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1">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1">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1">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1">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Articles1-ol" style:display-name="Articles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2-ul" style:display-name="Defaul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2-ol" style:display-name="Default2-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 The name of this corporation shall be: </text:span><text:span text:style-name="T5">Acme, Inc</text:span><text:span text:style-name="T6"> </text:span></text:p>
        </text:list-item>
        <text:list-item>
          <text:p text:style-name="PArticles-ol"><text:span text:style-name="T7"> Its registered office in the State of Delaware is to be located at: </text:span></text:p>
          <text:p text:style-name="PArticles-ol"><text:span text:style-name="T8"> 2345 Six Street, Suite 400, in the City of Wilmington, County of New Castle, 19801, and its registered agent at such address is: RegAgent. </text:span></text:p>
        </text:list-item>
        <text:list-item>
          <text:p text:style-name="PArticles-ol"><text:span text:style-name="T9"> The purpose or purposes of the corporation shall be: </text:span></text:p>
          <text:p text:style-name="PArticles-ol"><text:span text:style-name="T10"> To carry on any and all business and to engage in any lawful act or activity for which corporations may be organized under the General Corporation Law of Delaware. </text:span></text:p>
        </text:list-item>
        <text:list-item>
          <text:p text:style-name="PArticles-ol"><text:span text:style-name="T11"> The total number of shares of stock which this corporation is authorized to issue is: </text:span></text:p>
          <text:p text:style-name="PArticles-ol"><text:span text:style-name="T12"> One Hundred Thousand (100,000) shares of Common Stock, par value $0.0001 per share. </text:span></text:p>
        </text:list-item>
        <text:list-item>
          <text:p text:style-name="PArticles-ol"><text:span text:style-name="T13"> The name and mailing address of the sole incorporator is as follows: </text:span></text:p>
        </text:list-item>
        <text:list-item>
          <text:p text:style-name="PArticles-ol"><text:span text:style-name="T14"> In furtherance and not in limitation of the powers conferred by the laws of the State of Delaware, the Board of Directors is expressly authorized to adopt, amend or repeal the by-laws of the corporation. </text:span></text:p>
        </text:list-item>
        <text:list-item>
          <text:p text:style-name="PArticles-ol"><text:span text:style-name="T15"> Elections of directors need not be by written ballot unless the by-laws of the corporation shall so provide. </text:span></text:p>
        </text:list-item>
        <text:list-item>
          <text:p text:style-name="PArticles-o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PArticles-o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PArticles-o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ul">
        <text:list-item text:start-value="1">
          <text:p text:style-name="PResolutions-ul"><text:span text:style-name="T20">Lose weight</text:span></text:p>
        </text:list-item>
        <text:list-item>
          <text:p text:style-name="PResolutions-ul"><text:span text:style-name="T21">Stop smoking</text:span></text:p>
        </text:list-item>
        <text:list-item>
          <text:p text:style-name="PResolutions-ul"><text:span text:style-name="T22">Spend more time with the kids</text:span></text:p>
        </text:list-item>
        <text:list-item>
          <text:p text:style-name="PResolutions-ul"><text:span text:style-name="T23">Go to the gym</text:span></text:p>
        </text:list-item>
        <text:list-item>
          <text:p text:style-name="PResolutions-ul"><text:span text:style-name="T24">Help out more at home</text:span></text:p>
        </text:list-item>
      </text:list>
      <text:p text:style-name="MHeading2"><text:span text:style-name="T25">MIXED LIST TYPES</text:span></text:p>
      <text:list text:style-name="Default1-ol">
        <text:list-item text:start-value="1">
          <text:p text:style-name="PDefault-ol"><text:span text:style-name="T26">Summat</text:span></text:p>
        </text:list-item>
        <text:list-item>
          <text:p text:style-name="PDefault-ol"><text:span text:style-name="T27">Or odder</text:span></text:p>
        </text:list-item>
        <text:list-item>
          <text:list text:style-name="Default2-ul">
            <text:list-item text:start-value="1">
              <text:p text:style-name="PDefault-ol"><text:span text:style-name="T28">Bullet</text:span></text:p>
            </text:list-item>
            <text:list-item>
              <text:p text:style-name="PDefault-ol"><text:span text:style-name="T29">Ballet</text:span></text:p>
            </text:list-item>
          </text:list>
        </text:list-item>
        <text:list-item>
          <text:p text:style-name="PDefault-ol"><text:span text:style-name="T30">Something</text:span></text:p>
        </text:list-item>
        <text:list-item>
          <text:p text:style-name="PDefault-ol"><text:span text:style-name="T31">Whatever</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3.5</meta:generator>
  </office:meta>
</office:document-meta>
</file>